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eab4" officeooo:paragraph-rsid="000deab4"/>
    </style:style>
    <style:style style:name="P2" style:family="paragraph" style:parent-style-name="Standard">
      <style:paragraph-properties fo:text-align="justify" style:justify-single-word="false"/>
      <style:text-properties officeooo:rsid="000deab4" officeooo:paragraph-rsid="000deab4"/>
    </style:style>
    <style:style style:name="P3" style:family="paragraph" style:parent-style-name="Standard">
      <style:paragraph-properties fo:text-align="center" style:justify-single-word="false"/>
      <style:text-properties officeooo:rsid="000deab4" officeooo:paragraph-rsid="000deab4"/>
    </style:style>
    <style:style style:name="P4" style:family="paragraph" style:parent-style-name="Standard">
      <style:paragraph-properties fo:text-align="center" style:justify-single-word="false"/>
      <style:text-properties fo:font-size="16pt" officeooo:rsid="000deab4" officeooo:paragraph-rsid="000deab4" style:font-size-asian="16pt" style:font-size-complex="16pt"/>
    </style:style>
    <style:style style:name="P5" style:family="paragraph" style:parent-style-name="Standard">
      <style:paragraph-properties fo:text-align="justify" style:justify-single-word="false"/>
      <style:text-properties fo:font-weight="normal" officeooo:rsid="000deab4" officeooo:paragraph-rsid="000deab4" style:font-weight-asian="normal" style:font-weight-complex="normal"/>
    </style:style>
    <style:style style:name="T1" style:family="text">
      <style:text-properties fo:font-size="16pt" style:font-size-asian="14pt" style:font-size-complex="16pt"/>
    </style:style>
    <style:style style:name="T2" style:family="text">
      <style:text-properties fo:font-size="16pt" fo:font-weight="bold" style:font-size-asian="14pt" style:font-weight-asian="bold" style:font-size-complex="16pt" style:font-weight-complex="bold"/>
    </style:style>
    <style:style style:name="T3"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EDEN DATA SCIENCE – DATA ENGINEERING – YAPAY ZEKA</text:p>
      <text:p text:style-name="P1"/>
      <text:p text:style-name="P1"/>
      <text:p text:style-name="P2"><text:tab/>2015’li yillardan itibaren beri bilim insanlari logaritmik olarak artmak suretiyle beynin nasil dusunce urettigi uzerine yogunlastilar. Isvicre’de <text:s/>yapilan calismada yaklasik 31.000 nörona sahip canli bir fare uzerinde nöronlara yali iletken kablolarla baglantisi saglanarak, beynin dusunce uretme surecisinde beyindeki elektiriksel akimlarin tespiti ve bunun matematiksel aciklamasi uzerine devrimsel bir deney basariyla gerceklestirildi. Beynin nasil calistigina iliskin önceki tarihlerden beri uygulanan beynin MRI ile haritalanmasi calismalari teknik yetersizikliler nedeniyle istenilen sonucun elde edilmesini maalesef mumkun kilmiyor. Her bir nöronun ve sinapsin birbirleriyle etkilesiminden ziyade bölgesel olarak nöronlar kumesi arasindaki elektrik akimini tespit edebiliyor, beynin cok katmanli fotografini cekebiliyor olsakta, cok eskilerden beri gelen beyin calismalari, dusuncenin ve karar alma mekanizmasinin nasil isledigine iliskin saglikli bir sonuc verebilmekten bir hayli uzakta. </text:p>
      <text:p text:style-name="P2"/>
      <text:p text:style-name="P2"><text:tab/>Su ana kadata beyin uzerinde yailan calismalar, vbeynin temel bityolilojik yapisinda, sinir hucrelerine ve sinapslara odaklanmis olmakla beraber bu uniteler arasindaki <text:s/>kaostik butunselcil iliskiyi inscelemekten aciz kalmis ve asil istedigimiz ids gercekleigin modellenmesi olan zihinin calisma prensipleri acikca ortaya konamamistir. </text:p>
      <text:p text:style-name="P2"/>
      <text:p text:style-name="P2"><text:tab/>Amiyane bir tabiler <text:s/>buyuk bir resmi görme uzerine su ana kadar insa ettigimiz insan-beyin-zihin-evren uzerine yapilan bircok incelemeden biyolojik (ki benim alanim degil) calismalar disinda bu calismalarin dogrudan ya da dolayli sonuclari olan big-data, machine learning, deep learningki -insan beynin calismasi temel prensiplerine öykulenerek kodlanmis sistemler- uzerine kucuk bir yazi kalame almak istedim. Sadece mevcut sorunlara klasik yazilim anlayisindan farkli bir cevap saglamasi nedeniyle degil, ama bir de her gecen gun anlam dunyasini insaa etmeye daha da cok ihtiyaci olan insanliga bir alternatif saglamasi <text:s/>nedeniyle uzerinde durulmasi gereken bir konu oldugu kanaatindeyim. Kartezyan dusunce temelli ‘dusunuyorum öyleyse varim’ diyen insanlik, kendi elinden cikan ama kendinenden olmayan yapay sistemler ‘bende dusunuyorum, öyleyse bende varim’ dediginde bunu hazmedebilecek mi? Acikcasi buna sahit olmak icin sirf bu yolculuga cikmaya deger.</text:p>
      <text:p text:style-name="P2"/>
      <text:p text:style-name="P2"><text:tab/>Felsefik, özellikle varolussal, sorgulamalarimiz ve sanciliarimiz, canlilik (dolayisiyla karbon bazli mekanizmalar) uzerine kesfettigimiz sorularin cevaplari belkide hic beklemedigimiz cansiz -en azindan su anlik- eloktro-manyetik sistemelerde bulabiliriz ki mevcut calismalar hizli bir sekilde bu yöne dogru surukluyor.</text:p>
      <text:p text:style-name="P2"/>
      <text:p text:style-name="P2"><text:tab/>Tum bu seruvende yol alabilmemiz icin yanimiza almamiz gereken temel erzagimizin data oldugu asikar oldguna göre bu ekosistemin kurulmasini ve calismasini saglayan data engineerlar olarak calismak istemem son derece dogal karsilanacaktir.</text:p>
      <text:p text:style-name="P2"/>
      <text:p text:style-name="P3"><text:s text:c="3"/><text:span text:style-name="T2">NEDEN ÖZELLIKLE DATA ENGINEERING</text:span></text:p>
      <text:p text:style-name="P2"><text:span text:style-name="T2"/></text:p>
      <text:p text:style-name="P5"><text:span text:style-name="T1"><text:tab/></text:span><text:span text:style-name="T3">Anlasilmasi gereken en önemli hususlardan biri data her ne kadar yeni petrol olarak olarak dusunulsede nasil ham petrol cok da kullanisli degilse ham veride cok ta bir ise yaramaz. Distrile edilip kullanima uygun hale getirlimesi, anlamli bir butun olusturacak sekilde birbiriyle iliskilendirilmesi kisacasi bu veri yiginin anlamli baglantisallik ile bir butunluk arz etmesi gerekmektedir. Bu da tam olarak data engineerlerin isidr.</text:span></text:p>
      <text:p text:style-name="P5"><text:span text:style-name="T3"/></text:p>
      <text:p text:style-name="P5"><text:span text:style-name="T3"><text:tab/></text:span></text:p>
      <text:p text:style-name="P5"><text:soft-page-break/><text:span text:style-name="T3"><text:tab/>Bu konuyu biraz daha acmak ve somut hale getirmek isterim. Yukaridaki paragrafta yazdigim cok muhim bir tabirin anlamin hakkiyla kavramaliyiz. Baglantisallik. Veri saglayan unitenin coklugunun degil, bunlarin birbiriyle iliskisinin enfermosyonu olusturdugun, canliligi, zihni ve daha nice gunumuz teknolojisiyle daha anlamlanladiramadigimiz, dokumantal ve matematiksel olarak kesin formullere dökemedigimiz diger bicok hususa yeni bir soluk getiren paradigma. Örnegin <text:s/>bir insanda yaklasik 20 bin gen bulunurken sporcularin vazgecilmesi siradan bir muzda yaklasik 36 bin gen bululnur. Hangi genler grubunun daha buyuk isler basardigi sanirim ortada. Ancak yapilan incelemeler gösteriyorki eski bildiklerimizin aksine genler degil, genlerin birbiriyleriyle olan iliskileri kaderimizdir – nami diger epigenetik-. Genlerden daha ust, meta bilgi diyebilecegimiz bu kavram insan-genom projesinin neden istenilen sonucu veremediginide cok guzel acikliyor. Tek tek genlerin incelenmesinin insani ve genetik hastaliklari aciklamakta yetersiz oldugu, enformasyonun-canliligin bu unitelerin tumevarimsal ayri ayri incelenerek tume dair bilgi edilebilecegi degilde unitelerin birbirleriyole olan iliskilerin gerceklegi yarattigi göz önune alindiginda, saniyede uretilen tonla ham verinin degil, bunlari birbirleriyle baglantisal butunluk olusturacak sekilde iliskilendirebilenlerin gercek veriyi yarattigi unutulmamalidir ki bu da tam olarak data engineerin tanimidir. </text:span></text:p>
      <text:p text:style-name="P5"><text:span text:style-name="T3"/></text:p>
      <text:p text:style-name="P5"><text:span text:style-name="T3"/></text:p>
      <text:p text:style-name="P5"><text:span text:style-name="T3"/></text:p>
      <text:p text:style-name="P5"><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2T14:53:22.927000000</meta:creation-date>
    <dc:date>2023-07-02T15:44:47.273000000</dc:date>
    <meta:editing-duration>PT51M24S</meta:editing-duration>
    <meta:editing-cycles>1</meta:editing-cycles>
    <meta:document-statistic meta:table-count="0" meta:image-count="0" meta:object-count="0" meta:page-count="2" meta:paragraph-count="10" meta:word-count="597" meta:character-count="4833" meta:non-whitespace-character-count="4223"/>
    <meta:generator>LibreOffice/7.5.3.2$Windows_X86_64 LibreOffice_project/9f56dff12ba03b9acd7730a5a481eea045e468f3</meta:generator>
  </office:meta>
</office:document-meta>
</file>